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025" officeooo:paragraph-rsid="0016c025"/>
    </style:style>
    <style:style style:name="P2" style:family="paragraph" style:parent-style-name="Standard">
      <style:text-properties officeooo:rsid="0016c025" officeooo:paragraph-rsid="00179f11"/>
    </style:style>
    <style:style style:name="P3" style:family="paragraph" style:parent-style-name="Standard">
      <style:text-properties officeooo:rsid="00179f11" officeooo:paragraph-rsid="00179f11"/>
    </style:style>
    <style:style style:name="P4" style:family="paragraph" style:parent-style-name="Standard">
      <style:text-properties officeooo:rsid="001c90ea" officeooo:paragraph-rsid="001c90ea"/>
    </style:style>
    <style:style style:name="P5" style:family="paragraph" style:parent-style-name="Standard">
      <style:text-properties officeooo:rsid="0022036e" officeooo:paragraph-rsid="0022036e"/>
    </style:style>
    <style:style style:name="P6" style:family="paragraph" style:parent-style-name="Standard">
      <style:text-properties fo:font-size="10pt" officeooo:rsid="0022036e" officeooo:paragraph-rsid="0022036e" style:font-size-asian="10pt" style:font-size-complex="10pt"/>
    </style:style>
    <style:style style:name="P7" style:family="paragraph" style:parent-style-name="Text_20_body">
      <style:text-properties officeooo:rsid="0022036e" officeooo:paragraph-rsid="0022036e"/>
    </style:style>
    <style:style style:name="T1" style:family="text">
      <style:text-properties officeooo:rsid="00179f11"/>
    </style:style>
    <style:style style:name="T2" style:family="text">
      <style:text-properties officeooo:rsid="001a0bea"/>
    </style:style>
    <style:style style:name="T3" style:family="text">
      <style:text-properties officeooo:rsid="001ae4c9"/>
    </style:style>
    <style:style style:name="T4" style:family="text">
      <style:text-properties officeooo:rsid="001c90ea"/>
    </style:style>
    <style:style style:name="T5" style:family="text">
      <style:text-properties officeooo:rsid="00206f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sititionspapier Internet v2</text:p>
      <text:p text:style-name="P7">v1<text:line-break/>Benedict Jäggi<text:line-break/>Schweiz</text:p>
      <text:p text:style-name="P1">Das neue Internet ist ein Peer-to-Peer Netzwerk von Mobil- <text:span text:style-name="T1">und IoT-Geräten.</text:span></text:p>
      <text:p text:style-name="P1"/>
      <text:p text:style-name="P4">Die Anbindung an Provider ist nicht mehr nötig, ausser um auf Server des „alten“ Internets zuzugreifen. Die backbonegestützte Netzwerkstruktur kann für wissenschaftliche Zwecke immer noch genutzt werden, die Endkunden verbinden sich jedoch wenn möglich direkt untereinander.</text:p>
      <text:p text:style-name="P1"/>
      <text:p text:style-name="P3">Es gibt heute Millionen von mobilen Endgeräten und es werden in naher Zukunft noch Millionen von IoT-Geräten auf den Markt kommen. Alle diese Geräte können <text:span text:style-name="T4">jeweils(!) </text:span>das <text:span text:style-name="T2">t</text:span>ausendfache der Leistung erbringen, welche damals für den Mondflug benutzt wurde. Diese Leistung wird jedoch noch nicht wirklich genutzt. Dem wollen wir Abhilfe verschaffen.</text:p>
      <text:h text:style-name="Heading_20_1" text:outline-level="1">1. Konnektivität</text:h>
      <text:p text:style-name="P3">WLAN und „Normalfunk“</text:p>
      <text:p text:style-name="P3"/>
      <text:p text:style-name="P1">Die Geräte in urbaner Umgebung verbinden sich miteinander über WLAN. Dazu muss das Gerät <text:span text:style-name="T3">gleichzeitig</text:span> als Client und als WLAN-Hotspot dienen können.</text:p>
      <text:p text:style-name="P1"/>
      <text:p text:style-name="P3">Desweiteren muss dazu natürlich ein verschlüsseltes (WPA2) Netz aufgebaut werden, zu welchem sich jedoch ALLE Geräte verbinden können. Also sozusagen ein öffentlicher Login, welcher weltweit gilt.</text:p>
      <text:p text:style-name="P1"/>
      <text:p text:style-name="P1">Falls keine Geräte in der Nähe sind, wird normaler Kurzwellen- bis Langwellenfunk <text:span text:style-name="T5">(„Radiofunk“) </text:span>verwendet, um das Gerät mit dem nächstgelegenen Gerät zu verbinden. Dies wird nur im Notfall benutzt, da die Übertragungsrate sehr sehr langsam ist. Dafür kann man ziemlich weit funken auf diesen Frequenzen.</text:p>
      <text:h text:style-name="Heading_20_2" text:outline-level="2"><text:span text:style-name="T1">1.</text:span>2. Interplanetare Konnektivität</text:h>
      <text:p text:style-name="P1">Damit in naher Zukunft auch andere Himmelskörper mit dem Erdnetz bzw. untereinander verbunden sein können, werden sogenannte Quantenfunkprovider benötigt. Leider muss hier der Traffic wieder über eine Zentralstelle gehen. Aber auch nur hier.</text:p>
      <text:p text:style-name="P1"/>
      <text:p text:style-name="P1">Quantenfunk ist eine von Benedict Jäggi theoretisch begründete Art des Funkens. Dabei wird mit der Quanten<text:span text:style-name="T1">verschränkung</text:span> von subatomaren Teilchen gearbeitet: Ein „Teil des Teilchens“ ist auf der Erde, das andere „Teil“ zum Beispiel auf dem Mars. Wenn nun TeilTeilchen A bewegt wird (der Spin geändert wird) so ändert sich gleichzeitig auch der Spin von TeilTeilchen B. Somit könnte man ohne Zeitverlust Signale übertragen, wobei dann TeilTeilchen A als Sender und TeilTeilchen B als Empfänger fungieren würde. Diese Übertragung wäre seriell.</text:p>
      <text:p text:style-name="P1"/>
      <text:p text:style-name="P2">Hier: <text:a xlink:type="simple" xlink:href="http://ben0bi.blogspot.ch/2012/06/hyperfunk-ein-ansatz.html" text:style-name="Internet_20_link" text:visited-style-name="Visited_20_Internet_20_Link"><text:span text:style-name="T1">http://ben0bi.blogspot.ch/2012/06/hyperfunk-ein-ansatz.html</text:span></text:a></text:p>
      <text:p text:style-name="P2"/>
      <text:h text:style-name="Heading_20_1" text:outline-level="1"><text:soft-page-break/>2. Speicherplatz / Prozessorpower</text:h>
      <text:p text:style-name="P3">Die Hersteller stellen auf jedem Gerät einige GB des internen Speichers für die Hypercloud zur Verfügung. Heute sind Millionen von Endgeräten in den Hosensäcken der Kunden, ohne irgend etwas <text:span text:style-name="T4">N</text:span>ützliches zu tun. <text:span text:style-name="T4">Während sie auf den Input des Users warten, können sie ihre Resourcen für das Netz freigeben. Auch wenn sie dafür nur 10% der Prozessorleistung freigeben um Akku zu sparen, ergibt dies dann doch eine enorme Gesamtleistung. Dafür kann der Kunde das Gerät kostenfrei (im Netz) nutzen.</text:span> Mit der Freigabe (dem Verstecken) von ein bisschen Speicherplatz und der zugehörigen Cloud-Software sollte es möglich sein, mehrere Serverfarmen zu sparen. Dasselbe <text:span text:style-name="T4">gilt </text:span>natürlich <text:span text:style-name="T4">auch für die</text:span> Prozessorpower all dieser „Smartphones“.</text:p>
      <text:p text:style-name="P3"/>
      <text:p text:style-name="P3">Weitere Vorschläge bitte an: jaeggiben at gmail dot com.</text:p>
      <text:p text:style-name="P3"/>
      <text:p text:style-name="P5">Danke für die Aufmerksamkeit</text:p>
      <text:p text:style-name="P5"/>
      <text:p text:style-name="P5">Mit freundlichen Grüssen,</text:p>
      <text:p text:style-name="P5">Benedict Jägg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ddendum:</text:p>
      <text:p text:style-name="P6">Es ist absolut verboten, dieses Papier ins Englische zu übersetzen. Ihr englischen Wixxfressen könnt ja mal Deutsch lernen wenns euch interessiert. Eure Veranglizismung der Welt wird bei mir nicht geduldet. Mit unfreundlichen Grüssen, Beni Jäggi Das hier ist der einzig erlaubte englische Satz: Copyright by Benedict Jäggi in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1:37:31.489000000</meta:creation-date>
    <dc:date>2018-02-16T07:17:52.361000000</dc:date>
    <meta:editing-duration>PT5H18M14S</meta:editing-duration>
    <meta:editing-cycles>10</meta:editing-cycles>
    <meta:generator>LibreOffice/5.1.6.2$Windows_x86 LibreOffice_project/07ac168c60a517dba0f0d7bc7540f5afa45f0909</meta:generator>
    <meta:document-statistic meta:table-count="0" meta:image-count="0" meta:object-count="0" meta:page-count="2" meta:paragraph-count="22" meta:word-count="502" meta:character-count="3533" meta:non-whitespace-character-count="3053"/>
  </office:meta>
</office:document-meta>
</file>